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32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33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34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35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36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37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3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39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40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41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42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4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44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45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46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47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48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49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52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53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54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55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56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5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officeooo:rsid="003f9a43"/>
    </style:style>
    <style:style style:name="T11" style:family="text">
      <style:text-properties officeooo:rsid="00430039"/>
    </style:style>
    <style:style style:name="T12" style:family="text">
      <style:text-properties officeooo:rsid="0046b029"/>
    </style:style>
    <style:style style:name="T13" style:family="text">
      <style:text-properties officeooo:rsid="004b882e"/>
    </style:style>
    <style:style style:name="T14" style:family="text">
      <style:text-properties officeooo:rsid="00532ad5"/>
    </style:style>
    <style:style style:name="T15" style:family="text">
      <style:text-properties officeooo:rsid="005db356"/>
    </style:style>
    <style:style style:name="T16" style:family="text">
      <style:text-properties officeooo:rsid="00646b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58">More on RDS</text:p>
      <text:p text:style-name="P32"/>
      <text:p text:style-name="P32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34">Backup storage space = size of DB <text:span text:style-name="T1">(ex. 10Gb of backup storage to 10gb of rds instance size)</text:span></text:p>
        </text:list-item>
      </text:list>
      <text:p text:style-name="P33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35">Encryption for RDS DB’s are supported at rest and in transit (KMS) .</text:p>
      <text:list xml:id="list4198470431" text:style-name="L4">
        <text:list-item>
          <text:p text:style-name="P36"><text:span text:style-name="T1">To encrypt a current instance, make a snapshot, restore the snapshot and create an encrypted RDS from it.</text:span></text:p>
        </text:list-item>
      </text:list>
      <text:p text:style-name="P37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38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39">More on Elasticache</text:p>
      <text:list xml:id="list2300664231" text:style-name="L6">
        <text:list-item>
          <text:p text:style-name="P22">provides Memcache or redis ot provide in-memory cache for D<text:span text:style-name="T10">Bs</text:span> and web applications</text:p>
        </text:list-item>
        <text:list-item>
          <text:p text:style-name="P23">memcached – memory object caching system, <text:span text:style-name="T12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1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40">Amazon <text:span text:style-name="T13">Neptune – </text:span><text:span text:style-name="T3">fast,reliable graph databas</text:span><text:span text:style-name="T4">e, </text:span><text:span text:style-name="T5">useful for network security, knowledge graphs,</text:span></text:p>
      <text:p text:style-name="P41"><text:span text:style-name="T1">THESE ARE USED TO STORE AND NAVIGATE RELATIONSHIPS</text:span></text:p>
      <text:p text:style-name="P41"><text:span text:style-name="T1"/></text:p>
      <text:p text:style-name="P59">More on S3</text:p>
      <text:p text:style-name="P42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43">Transfer acceleration – S3 Transfer acceleration – <text:span text:style-name="T1">improve transfer speed for S3 upload</text:span></text:p>
        </text:list-item>
        <text:list-item>
          <text:p text:style-name="P44"><text:span text:style-name="T1">amazon durability – 11 9s</text:span></text:p>
        </text:list-item>
        <text:list-item>
          <text:p text:style-name="P44"><text:span text:style-name="T1">amazon availability – 2 9s</text:span></text:p>
        </text:list-item>
        <text:list-item>
          <text:p text:style-name="P45">S3 intelligent tiering – <text:span text:style-name="T6">useful for unknown and unpredictable access patterns</text:span></text:p>
          <text:list>
            <text:list-item>
              <text:p text:style-name="P46"><text:span text:style-name="T14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46"><text:span text:style-name="T6">infrequent access - <text:s/>lower cost, </text:span></text:p>
            </text:list-item>
          </text:list>
        </text:list-item>
        <text:list-item>
          <text:p text:style-name="P47"><text:span text:style-name="T6">C</text:span><text:span text:style-name="T1">osts </text:span></text:p>
          <text:list>
            <text:list-item>
              <text:p text:style-name="P47"><text:span text:style-name="T1">storage per GB</text:span></text:p>
            </text:list-item>
            <text:list-item>
              <text:p text:style-name="P47"><text:span text:style-name="T1">requests </text:span></text:p>
            </text:list-item>
            <text:list-item>
              <text:p text:style-name="P49"><text:span text:style-name="T1">use of cloudfront</text:span></text:p>
            </text:list-item>
            <text:list-item>
              <text:p text:style-name="P47"><text:span text:style-name="T1">data management pricing</text:span></text:p>
              <text:list>
                <text:list-item>
                  <text:p text:style-name="P47"><text:span text:style-name="T1">cost to transfer data out of buckets, NO COST TO TRANSFER DATA IN </text:span></text:p>
                </text:list-item>
                <text:list-item>
                  <text:p text:style-name="P47"><text:span text:style-name="T1">transfer acceleration</text:span></text:p>
                </text:list-item>
              </text:list>
            </text:list-item>
            <text:list-item>
              <text:p text:style-name="P47"><text:span text:style-name="T1">storage management pricing</text:span></text:p>
              <text:list>
                <text:list-item>
                  <text:p text:style-name="P47"><text:span text:style-name="T1">inventory</text:span></text:p>
                </text:list-item>
                <text:list-item>
                  <text:p text:style-name="P47"><text:span text:style-name="T1">analytics</text:span></text:p>
                </text:list-item>
                <text:list-item>
                  <text:p text:style-name="P47"><text:span text:style-name="T1">object tags </text:span></text:p>
                </text:list-item>
                <text:list-item>
                  <text:p text:style-name="P47"><text:span text:style-name="T1"><text:s/></text:span></text:p>
                </text:list-item>
              </text:list>
            </text:list-item>
          </text:list>
        </text:list-item>
      </text:list>
      <text:p text:style-name="P48"><text:span text:style-name="T1"/></text:p>
      <text:p text:style-name="P50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57">enable cors to allow 1 resource to allow another resource</text:p>
        </text:list-item>
      </text:list>
      <text:p text:style-name="P28"/>
      <text:p text:style-name="P51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5">SSE-C – server side</text:span> encryption that will use customer provided keys </text:p>
        </text:list-item>
        <text:list-item>
          <text:p text:style-name="P52">Client side encryption – <text:span text:style-name="T7">you encrypt the files before you upload them </text:span></text:p>
        </text:list-item>
        <text:list-item>
          <text:p text:style-name="P53"><text:span text:style-name="T1">Enforcing encryption on S3 buckets – </text:span><text:span text:style-name="T8">when PUT requests are received. </text:span><text:span text:style-name="T16">Create a bucket policy which denies any s3 put requests which doesnt include the following parameter.</text:span></text:p>
          <text:list>
            <text:list-item>
              <text:p text:style-name="P54">use the x-amz-server-side-encryption-parameter <text:span text:style-name="T1">to encrypt at upload time </text:span></text:p>
              <text:list>
                <text:list-item>
                  <text:p text:style-name="P56"><text:span text:style-name="T1">options: </text:span></text:p>
                </text:list-item>
              </text:list>
            </text:list-item>
            <text:list-item>
              <text:p text:style-name="P55"><text:span text:style-name="T1">x-amz-server-side-encryption: </text:span><text:span text:style-name="T9">AES256 <text:s/>- s3 managed keys</text:span></text:p>
            </text:list-item>
            <text:list-item>
              <text:p text:style-name="P55"><text:span text:style-name="T9">x-amz-server-side-encryption:ams:kms – aws kms managed keys</text:span></text:p>
            </text:list-item>
          </text:list>
        </text:list-item>
        <text:list-item>
          <text:p text:style-name="P53"><text:span text:style-name="T1"><text:s/></text:span></text:p>
        </text:list-item>
        <text:list-item>
          <text:p text:style-name="P53"><text:span text:style-name="T1"/></text:p>
        </text:list-item>
      </text:list>
      <text:p text:style-name="P25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15:50:38.760458116</dc:date>
    <meta:editing-duration>PT3H10M41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584" meta:character-count="3489" meta:non-whitespace-character-count="2983"/>
  </office:meta>
</office:document-meta>
</file>